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marker-start="" draw:fill="none" draw:fill-color="#cccccc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marker-start="Circle" draw:marker-start-width="0.2cm" draw:marker-start-center="true" draw:marker-end="Rounded_20_short_20_Arrow" draw:marker-end-width="0.3cm" draw:textarea-vertical-align="middle"/>
    </style:style>
    <style:style style:name="gr5" style:family="graphic" style:parent-style-name="standard">
      <style:graphic-properties svg:stroke-color="#000000" draw:marker-start="Rounded_20_short_20_Arrow" draw:marker-start-width="0.3cm" draw:marker-start-center="false" draw:marker-end="Circle" draw:marker-end-width="0.2cm" draw:marker-end-center="tru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3cm" svg:height="1cm" svg:x="2.5cm" svg:y="2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1cm" svg:x="8.5cm" svg:y="2cm">
          <text:p text:style-name="P1">Server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cm" svg:y1="3cm" svg:x2="4cm" svg:y2="8.05cm">
          <text:p/>
        </draw:line>
        <draw:line draw:style-name="gr3" draw:text-style-name="P1" draw:layer="layout" svg:x1="9.999cm" svg:y1="2.999cm" svg:x2="9.999cm" svg:y2="8.049cm">
          <text:p/>
        </draw:line>
        <draw:line draw:style-name="gr4" draw:text-style-name="P2" draw:layer="layout" svg:x1="4cm" svg:y1="4.5cm" svg:x2="10cm" svg:y2="4.5cm">
          <text:p text:style-name="P1"><text:span text:style-name="T1">request x,y,z</text:span></text:p>
          <text:p text:style-name="P1"><text:span text:style-name="T1"/></text:p>
        </draw:line>
        <draw:line draw:style-name="gr5" draw:text-style-name="P2" draw:layer="layout" svg:x1="4cm" svg:y1="6cm" svg:x2="10cm" svg:y2="6cm">
          <text:p text:style-name="P1"><text:span text:style-name="T1">reply y</text:span></text:p>
          <text:p text:style-name="P1"><text:span text:style-name="T1"/></text:p>
        </draw:line>
        <draw:line draw:style-name="gr5" draw:text-style-name="P2" draw:layer="layout" svg:x1="4cm" svg:y1="6.5cm" svg:x2="10cm" svg:y2="6.5cm">
          <text:p text:style-name="P1"><text:span text:style-name="T1">reply z</text:span></text:p>
          <text:p text:style-name="P1"><text:span text:style-name="T1"/></text:p>
        </draw:line>
        <draw:line draw:style-name="gr5" draw:text-style-name="P2" draw:layer="layout" svg:x1="4cm" svg:y1="5.5cm" svg:x2="10cm" svg:y2="5.5cm">
          <text:p text:style-name="P1"><text:span text:style-name="T1">reply x</text:span></text:p>
          <text:p text:style-name="P1"><text:span text:style-name="T1"/></text:p>
        </draw:line>
        <draw:line draw:style-name="gr5" draw:text-style-name="P2" draw:layer="layout" svg:x1="4cm" svg:y1="7cm" svg:x2="10cm" svg:y2="7cm">
          <text:p text:style-name="P1"><text:span text:style-name="T1">idle</text:span></text:p>
          <text:p text:style-name="P1"><text:span text:style-name="T1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igi Pasotti</meta:initial-creator>
    <meta:creation-date>2013-03-12T17:36:22</meta:creation-date>
    <dc:date>2013-03-12T18:16:30</dc:date>
    <dc:creator>Luigi Pasotti</dc:creator>
    <meta:editing-duration>PT8M48S</meta:editing-duration>
    <meta:editing-cycles>3</meta:editing-cycles>
    <meta:generator>LibreOffice/3.5$Linux_x86 LibreOffice_project/350m1$Build-2</meta:generator>
    <meta:document-statistic meta:object-count="9"/>
  </office:meta>
</office:document-meta>
</file>